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cm" table:align="left"/>
    </style:style>
    <style:style style:name="Table1.A" style:family="table-column">
      <style:table-column-properties style:column-width="2.33cm"/>
    </style:style>
    <style:style style:name="Table1.B" style:family="table-column">
      <style:table-column-properties style:column-width="6.283cm"/>
    </style:style>
    <style:style style:name="Table1.C" style:family="table-column">
      <style:table-column-properties style:column-width="8.2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4" style:family="paragraph" style:parent-style-name="Preformatted_20_Text">
      <style:paragraph-properties fo:margin-top="0cm" fo:margin-bottom="0.247cm" style:contextual-spacing="false" fo:line-height="115%"/>
    </style:style>
    <style:style style:name="P5" style:family="paragraph" style:parent-style-name="Preformatted_20_Text">
      <style:paragraph-properties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lux.jl CNN Handbook (Production-Ready)</text:span></text:h>
      <text:h text:style-name="P1" text:outline-level="2"><text:span text:style-name="Strong_20_Emphasis">1. Introduction</text:span></text:h>
      <text:p text:style-name="Text_20_body">Convolutional Neural Networks (CNNs) are specialized neural networks for <text:span text:style-name="Strong_20_Emphasis">grid-like data</text:span>, such as images and videos. They automatically learn <text:span text:style-name="Strong_20_Emphasis">hierarchical spatial features</text:span>, making them ideal for tasks like image classification, segmentation, and object detection.</text:p>
      <text:p text:style-name="Text_20_body"><text:span text:style-name="Strong_20_Emphasis">Flux.jl</text:span> is a pure Julia deep learning library. Its <text:span text:style-name="Strong_20_Emphasis">simplicity, flexibility, and GPU support</text:span> make it suitable for research and production.</text:p>
      <text:p text:style-name="P2"/>
      <text:h text:style-name="P1" text:outline-level="2"><text:span text:style-name="Strong_20_Emphasis">2. Prerequisites</text:span></text:h>
      <text:section text:style-name="Sect1" text:name="code-block-viewer">
        <text:p text:style-name="P3">using Pkg</text:p>
        <text:p text:style-name="P4">Pkg.add("Flux")</text:p>
        <text:p text:style-name="P4">Pkg.add("CUDA") <text:s text:c="7"/># GPU support</text:p>
        <text:p text:style-name="P4">Pkg.add("MLDatasets") <text:s/># Popular datasets (MNIST, CIFAR, etc.)</text:p>
        <text:p text:style-name="P4">Pkg.add("DataAugmentation") <text:s/># Optional, for image augmentations</text:p>
        <text:p text:style-name="P5">Pkg.add("Statistics") <text:s/># For mean, etc.</text:p>
      </text:section>
      <text:section text:style-name="Sect1" text:name="Section1">
        <text:p text:style-name="P3"><text:bookmark text:name="code-block-viewer"/>using Flux</text:p>
        <text:p text:style-name="P4">using CUDA</text:p>
        <text:p text:style-name="P4">using MLDatasets</text:p>
        <text:p text:style-name="P5">using Statistics</text:p>
      </text:section>
      <text:p text:style-name="P2"/>
      <text:h text:style-name="P1" text:outline-level="2"><text:span text:style-name="Strong_20_Emphasis">3. Basic Components of CNNs in Flux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Flux 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Convolution</text:p>
          </table:table-cell>
          <table:table-cell table:style-name="Table1.A1" office:value-type="string">
            <text:p text:style-name="Table_20_Contents"><text:span text:style-name="Source_20_Text">Conv((kH,kW), in=&gt;out)</text:span></text:p>
          </table:table-cell>
          <table:table-cell table:style-name="Table1.A1" office:value-type="string">
            <text:p text:style-name="Table_20_Contents">Extracts local features using kernels</text:p>
          </table:table-cell>
        </table:table-row>
        <table:table-row>
          <table:table-cell table:style-name="Table1.A1" office:value-type="string">
            <text:p text:style-name="Table_20_Contents">Activation</text:p>
          </table:table-cell>
          <table:table-cell table:style-name="Table1.A1" office:value-type="string">
            <text:p text:style-name="Table_20_Contents"><text:span text:style-name="Source_20_Text">relu</text:span>, <text:span text:style-name="Source_20_Text">sigmoid</text:span>, <text:span text:style-name="Source_20_Text">tanh</text:span></text:p>
          </table:table-cell>
          <table:table-cell table:style-name="Table1.A1" office:value-type="string">
            <text:p text:style-name="Table_20_Contents">Adds non-linearity</text:p>
          </table:table-cell>
        </table:table-row>
        <table:table-row>
          <table:table-cell table:style-name="Table1.A1" office:value-type="string">
            <text:p text:style-name="Table_20_Contents">Pooling</text:p>
          </table:table-cell>
          <table:table-cell table:style-name="Table1.A1" office:value-type="string">
            <text:p text:style-name="Table_20_Contents"><text:span text:style-name="Source_20_Text">MaxPool((kH,kW), stride)</text:span></text:p>
          </table:table-cell>
          <table:table-cell table:style-name="Table1.A1" office:value-type="string">
            <text:p text:style-name="Table_20_Contents">Reduces spatial dimensions</text:p>
          </table:table-cell>
        </table:table-row>
        <table:table-row>
          <table:table-cell table:style-name="Table1.A1" office:value-type="string">
            <text:p text:style-name="Table_20_Contents">Flatten</text:p>
          </table:table-cell>
          <table:table-cell table:style-name="Table1.A1" office:value-type="string">
            <text:p text:style-name="Table_20_Contents"><text:span text:style-name="Source_20_Text">flatten</text:span></text:p>
          </table:table-cell>
          <table:table-cell table:style-name="Table1.A1" office:value-type="string">
            <text:p text:style-name="Table_20_Contents">Converts 2D/3D tensors to 1D for Dense layers</text:p>
          </table:table-cell>
        </table:table-row>
        <table:table-row>
          <table:table-cell table:style-name="Table1.A1" office:value-type="string">
            <text:p text:style-name="Table_20_Contents">Dense</text:p>
          </table:table-cell>
          <table:table-cell table:style-name="Table1.A1" office:value-type="string">
            <text:p text:style-name="Table_20_Contents"><text:span text:style-name="Source_20_Text">Dense(in, out)</text:span></text:p>
          </table:table-cell>
          <table:table-cell table:style-name="Table1.A1" office:value-type="string">
            <text:p text:style-name="Table_20_Contents">Fully connected layer</text:p>
          </table:table-cell>
        </table:table-row>
        <table:table-row>
          <table:table-cell table:style-name="Table1.A1" office:value-type="string">
            <text:p text:style-name="Table_20_Contents">Dropout</text:p>
          </table:table-cell>
          <table:table-cell table:style-name="Table1.A1" office:value-type="string">
            <text:p text:style-name="Table_20_Contents"><text:span text:style-name="Source_20_Text">Dropout(rate)</text:span></text:p>
          </table:table-cell>
          <table:table-cell table:style-name="Table1.A1" office:value-type="string">
            <text:p text:style-name="Table_20_Contents">Regularization to avoid overfitting</text:p>
          </table:table-cell>
        </table:table-row>
        <table:table-row>
          <table:table-cell table:style-name="Table1.A1" office:value-type="string">
            <text:p text:style-name="Table_20_Contents">BatchNorm</text:p>
          </table:table-cell>
          <table:table-cell table:style-name="Table1.A1" office:value-type="string">
            <text:p text:style-name="Table_20_Contents"><text:span text:style-name="Source_20_Text">BatchNorm(channels)</text:span></text:p>
          </table:table-cell>
          <table:table-cell table:style-name="Table1.A1" office:value-type="string">
            <text:p text:style-name="Table_20_Contents">Normalizes activations for faster convergence</text:p>
          </table:table-cell>
        </table:table-row>
      </table:table>
      <text:p text:style-name="P2"/>
      <text:h text:style-name="P1" text:outline-level="2"><text:span text:style-name="Strong_20_Emphasis">4. Example 1: MNIST CNN (Simple)</text:span></text:h>
      <text:section text:style-name="Sect1" text:name="Section2">
        <text:p text:style-name="P3"><text:bookmark text:name="code-block-viewer Copy 1"/>using Flux</text:p>
        <text:p text:style-name="P4">using MLDatasets</text:p>
        <text:p text:style-name="P4"># Load MNIST dataset</text:p>
        <text:p text:style-name="P4">train_x, train_y = MNIST.traindata()</text:p>
        <text:p text:style-name="P4">test_x, test_y = MNIST.testdata()</text:p>
        <text:p text:style-name="P4"><text:soft-page-break/># Normalize and reshape (height, width, channel, batch)</text:p>
        <text:p text:style-name="P4">train_x = Float32.(train_x) ./ 255 |&gt; reshape(_, 28, 28, 1, :)</text:p>
        <text:p text:style-name="P4">test_x = Float32.(test_x) ./ 255 |&gt; reshape(_, 28, 28, 1, :)</text:p>
        <text:p text:style-name="P4"># One-hot encode labels</text:p>
        <text:p text:style-name="P4">train_y = Flux.onehotbatch(train_y, 0:9)</text:p>
        <text:p text:style-name="P4">test_y = Flux.onehotbatch(test_y, 0:9)</text:p>
        <text:p text:style-name="P4"># Define CNN</text:p>
        <text:p text:style-name="P4">model = Chain(</text:p>
        <text:p text:style-name="P4"><text:s text:c="4"/>Conv((3,3), 1=&gt;16, pad=1), relu, MaxPool((2,2)),</text:p>
        <text:p text:style-name="P4"><text:s text:c="4"/>Conv((3,3), 16=&gt;32, pad=1), relu, MaxPool((2,2)),</text:p>
        <text:p text:style-name="P4"><text:s text:c="4"/>flatten,</text:p>
        <text:p text:style-name="P4"><text:s text:c="4"/>Dense(7*7*32, 128), relu,</text:p>
        <text:p text:style-name="P4"><text:s text:c="4"/>Dropout(0.5),</text:p>
        <text:p text:style-name="P4"><text:s text:c="4"/>Dense(128, 10),</text:p>
        <text:p text:style-name="P4"><text:s text:c="4"/>softmax</text:p>
        <text:p text:style-name="P5">)</text:p>
      </text:section>
      <text:p text:style-name="P2"/>
      <text:h text:style-name="P1" text:outline-level="2"><text:span text:style-name="Strong_20_Emphasis">5. Training Loop with GPU Support</text:span></text:h>
      <text:section text:style-name="Sect1" text:name="Section3">
        <text:p text:style-name="P3"><text:bookmark text:name="code-block-viewer Copy 2"/># Move model and data to GPU if available</text:p>
        <text:p text:style-name="P4">if CUDA.has_cuda()</text:p>
        <text:p text:style-name="P4"><text:s text:c="4"/>train_x, train_y = train_x |&gt; gpu, train_y |&gt; gpu</text:p>
        <text:p text:style-name="P4"><text:s text:c="4"/>test_x, test_y = test_x |&gt; gpu, test_y |&gt; gpu</text:p>
        <text:p text:style-name="P4"><text:s text:c="4"/>model = model |&gt; gpu</text:p>
        <text:p text:style-name="P4">end</text:p>
        <text:p text:style-name="P4"># Loss function</text:p>
        <text:p text:style-name="P4">loss(x, y) = Flux.crossentropy(model(x), y)</text:p>
        <text:p text:style-name="P4"># Optimizer</text:p>
        <text:p text:style-name="P4">opt = ADAM()</text:p>
        <text:p text:style-name="P4"># Training function with batching</text:p>
        <text:p text:style-name="P4">using Flux.Data: DataLoader</text:p>
        <text:p text:style-name="P4">train_loader = DataLoader((train_x, train_y), batchsize=64, shuffle=true)</text:p>
        <text:p text:style-name="P4">function train!(epochs)</text:p>
        <text:p text:style-name="P4"><text:s text:c="4"/>for epoch in 1:epochs</text:p>
        <text:p text:style-name="P4"><text:s text:c="8"/>for (x, y) in train_loader</text:p>
        <text:p text:style-name="P4"><text:s text:c="12"/>gs = Flux.gradient(() -&gt; loss(x, y), Flux.params(model))</text:p>
        <text:p text:style-name="P4"><text:s text:c="12"/>Flux.Optimise.update!(opt, Flux.params(model), gs)</text:p>
        <text:p text:style-name="P4"><text:soft-page-break/><text:s text:c="8"/>end</text:p>
        <text:p text:style-name="P4"><text:s text:c="8"/>acc = accuracy(test_x, test_y)</text:p>
        <text:p text:style-name="P4"><text:s text:c="8"/>println("Epoch $epoch, Test Accuracy: $(round(acc*100, digits=2))%")</text:p>
        <text:p text:style-name="P4"><text:s text:c="4"/>end</text:p>
        <text:p text:style-name="P4">end</text:p>
        <text:p text:style-name="P4"># Accuracy function</text:p>
        <text:p text:style-name="P4">function accuracy(x, y)</text:p>
        <text:p text:style-name="P4"><text:s text:c="4"/>y_pred = model(x)</text:p>
        <text:p text:style-name="P4"><text:s text:c="4"/>mean(Flux.onecold(y_pred) .== Flux.onecold(y))</text:p>
        <text:p text:style-name="P5">end</text:p>
      </text:section>
      <text:p text:style-name="P2"/>
      <text:h text:style-name="P1" text:outline-level="2"><text:span text:style-name="Strong_20_Emphasis">6. Data Augmentation (Optional but Recommended)</text:span></text:h>
      <text:section text:style-name="Sect1" text:name="Section4">
        <text:p text:style-name="P3"><text:bookmark text:name="code-block-viewer Copy 3"/>using DataAugmentation</text:p>
        <text:p text:style-name="P4">augmenter = Chain(</text:p>
        <text:p text:style-name="P4"><text:s text:c="4"/>RandomRotation([-15, 15]),</text:p>
        <text:p text:style-name="P4"><text:s text:c="4"/>RandomFlipLR(),</text:p>
        <text:p text:style-name="P4"><text:s text:c="4"/>RandomZoom(0.9:0.1:1.1)</text:p>
        <text:p text:style-name="P4">)</text:p>
        <text:p text:style-name="P4"># Example usage:</text:p>
        <text:p text:style-name="P5">augmented_x = augmenter(train_x[:, :, :, 1:10])</text:p>
      </text:section>
      <text:p text:style-name="P2"/>
      <text:h text:style-name="P1" text:outline-level="2"><text:span text:style-name="Strong_20_Emphasis">7. Advanced CNN: Residual Block (ResNet-style)</text:span></text:h>
      <text:p text:style-name="Text_20_body">Residual connections help train <text:span text:style-name="Strong_20_Emphasis">deeper networks</text:span> without vanishing gradients.</text:p>
      <text:section text:style-name="Sect1" text:name="Section5">
        <text:p text:style-name="P3"><text:bookmark text:name="code-block-viewer Copy 4"/># Residual block definition</text:p>
        <text:p text:style-name="P4">function ResidualBlock(channels)</text:p>
        <text:p text:style-name="P4"><text:s text:c="4"/>return Chain(</text:p>
        <text:p text:style-name="P4"><text:s text:c="8"/>Conv((3,3), channels=&gt;channels, pad=1), relu,</text:p>
        <text:p text:style-name="P4"><text:s text:c="8"/>Conv((3,3), channels=&gt;channels, pad=1),</text:p>
        <text:p text:style-name="P4"><text:s text:c="8"/>x -&gt; x .+ identity(x), <text:s/># skip connection</text:p>
        <text:p text:style-name="P4"><text:s text:c="8"/>relu</text:p>
        <text:p text:style-name="P4"><text:s text:c="4"/>)</text:p>
        <text:p text:style-name="P4">end</text:p>
        <text:p text:style-name="P4"># Example usage in a CNN</text:p>
        <text:p text:style-name="P4">model_resnet = Chain(</text:p>
        <text:p text:style-name="P4"><text:s text:c="4"/>Conv((3,3), 1=&gt;16, pad=1), relu,</text:p>
        <text:p text:style-name="P4"><text:s text:c="4"/>ResidualBlock(16),</text:p>
        <text:p text:style-name="P4"><text:soft-page-break/><text:s text:c="4"/>MaxPool((2,2)),</text:p>
        <text:p text:style-name="P4"><text:s text:c="4"/>flatten,</text:p>
        <text:p text:style-name="P4"><text:s text:c="4"/>Dense(16*14*14, 10),</text:p>
        <text:p text:style-name="P4"><text:s text:c="4"/>softmax</text:p>
        <text:p text:style-name="P5">)</text:p>
      </text:section>
      <text:p text:style-name="P2"/>
      <text:h text:style-name="P1" text:outline-level="2"><text:span text:style-name="Strong_20_Emphasis">8. Full CNN Training Tips</text:span></text:h>
      <text:list text:style-name="L1">
        <text:list-item>
          <text:p text:style-name="P6"><text:span text:style-name="Strong_20_Emphasis">Batch Size &amp; Shuffling:</text:span> Batch size ~32-128 for faster GPU training.</text:p>
        </text:list-item>
        <text:list-item>
          <text:p text:style-name="P6"><text:span text:style-name="Strong_20_Emphasis">Learning Rate:</text:span> Start with <text:span text:style-name="Source_20_Text">0.001</text:span> for ADAM.</text:p>
        </text:list-item>
        <text:list-item>
          <text:p text:style-name="P6"><text:span text:style-name="Strong_20_Emphasis">Regularization:</text:span> Use <text:span text:style-name="Source_20_Text">Dropout</text:span> and/or <text:span text:style-name="Source_20_Text">BatchNorm</text:span>.</text:p>
        </text:list-item>
        <text:list-item>
          <text:p text:style-name="P6"><text:span text:style-name="Strong_20_Emphasis">Early Stopping:</text:span> Monitor validation loss to avoid overfitting.</text:p>
        </text:list-item>
        <text:list-item>
          <text:p text:style-name="P6"><text:span text:style-name="Strong_20_Emphasis">Checkpointing:</text:span> Save model parameters periodically.</text:p>
        </text:list-item>
      </text:list>
      <text:section text:style-name="Sect1" text:name="Section6">
        <text:p text:style-name="P3"><text:bookmark text:name="code-block-viewer Copy 5"/>using BSON</text:p>
        <text:p text:style-name="P4">BSON.@save "model.bson" model</text:p>
        <text:p text:style-name="P5">BSON.@load "model.bson" model</text:p>
      </text:section>
      <text:p text:style-name="P2"/>
      <text:h text:style-name="P1" text:outline-level="2"><text:span text:style-name="Strong_20_Emphasis">9. Putting It All Together (Example Pipeline)</text:span></text:h>
      <text:list text:style-name="L2">
        <text:list-item>
          <text:p text:style-name="P7">Load dataset → preprocess → augment</text:p>
        </text:list-item>
        <text:list-item>
          <text:p text:style-name="P7">Define CNN → add residual/dropout layers</text:p>
        </text:list-item>
        <text:list-item>
          <text:p text:style-name="P7">Move to GPU if available</text:p>
        </text:list-item>
        <text:list-item>
          <text:p text:style-name="P7">Create loss &amp; optimizer</text:p>
        </text:list-item>
        <text:list-item>
          <text:p text:style-name="P7">Train with batching → log metrics</text:p>
        </text:list-item>
        <text:list-item>
          <text:p text:style-name="P7">Evaluate accuracy → save model</text:p>
        </text:list-item>
      </text:list>
      <text:p text:style-name="P2"/>
      <text:h text:style-name="P1" text:outline-level="2"><text:span text:style-name="Strong_20_Emphasis">10. References</text:span></text:h>
      <text:list text:style-name="L3">
        <text:list-item>
          <text:p text:style-name="P8"><text:a xlink:type="simple" xlink:href="https://fluxml.ai/Flux.jl/stable/" office:target-frame-name="_new" xlink:show="replace" text:style-name="Internet_20_link" text:visited-style-name="Visited_20_Internet_20_Link">Flux.jl Official Docs</text:a></text:p>
        </text:list-item>
        <text:list-item>
          <text:p text:style-name="P8">LeCun et al., <text:span text:style-name="Emphasis">Gradient-Based Learning Applied to Document Recognition</text:span>, 1998</text:p>
        </text:list-item>
        <text:list-item>
          <text:p text:style-name="P8">Goodfellow et al., <text:span text:style-name="Emphasis">Deep Learning</text:span>, MIT Press, 2016</text:p>
        </text:list-item>
        <text:list-item>
          <text:p text:style-name="P8">ResNet Paper: He et al., <text:span text:style-name="Emphasis">Deep Residual Learning for Image Recognition</text:span>, 2015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29:52.255939900</meta:creation-date>
    <dc:date>2026-02-24T13:32:27.459338800</dc:date>
    <meta:editing-duration>PT32S</meta:editing-duration>
    <meta:editing-cycles>2</meta:editing-cycles>
    <meta:generator>LibreOffice/25.2.4.2$Windows_X86_64 LibreOffice_project/508ff62361999404a9d3590fe47df713b5888744</meta:generator>
    <meta:document-statistic meta:table-count="1" meta:image-count="0" meta:object-count="0" meta:page-count="4" meta:paragraph-count="141" meta:word-count="584" meta:character-count="4369" meta:non-whitespace-character-count="3742"/>
  </office:meta>
</office:document-meta>
</file>